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AdapterFactory.getItemDef( RemoteItemDefinition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Row( RemoteRow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NodeType( RemoteNodeTyp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NodeTypeManager( RemoteNodeTypeManage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Node( Session session , RemoteNod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NamespaceRegistry( RemoteNamespaceRegistry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Repository( RemoteRepository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VersionIterator( Session session , RemoteIterato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VersionHistory( Session session , RemoteVersionHistory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Session( Repository repository , RemoteSession rem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AdapterFactory.getQueryResult( Session session , RemoteQueryResult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RowIterator( RemoteIterato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Lock( Node node , RemoteLock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NodeDef( RemoteNodeDefinition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NodeTypeIterator( RemoteIterato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PropertyIterator( Session session , RemoteIterato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Item( Session session , RemoteItem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ObservationManager( Workspace workspace , RemoteObservationManage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QueryManager( Session session , RemoteQueryManage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Query( Session session , RemoteQuery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PropertyDef( RemotePropertyDefinition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XAResource( RemoteXAResourc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Version( Session session , RemoteVersion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Property( Session session , RemoteProperty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Workspace( Session session , RemoteWorkspac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AdapterFactory.getNodeIterator( Session session , RemoteIterato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